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b2b2b2" fo:border="0.74pt solid #000000"/>
    </style:style>
    <style:style style:name="ce33" style:family="table-cell" style:parent-style-name="Default">
      <style:table-cell-properties fo:background-color="#cccccc" fo:wrap-option="wrap" fo:border="0.74pt solid #000000"/>
    </style:style>
    <style:style style:name="ce34" style:family="table-cell" style:parent-style-name="Default">
      <style:table-cell-properties fo:background-color="#ffffff" fo:border="0.74pt solid #000000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 style:data-style-name="N100">
      <style:table-cell-properties fo:background-color="#ffffff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4"/>
        <table:table-column table:style-name="co2" table:default-cell-style-name="ce34"/>
        <table:table-column table:style-name="co3" table:default-cell-style-name="ce34"/>
        <table:table-column table:style-name="co4" table:number-columns-repeated="2" table:default-cell-style-name="ce34"/>
        <table:table-column table:style-name="co5" table:default-cell-style-name="ce34"/>
        <table:table-column table:style-name="co2" table:default-cell-style-name="ce34"/>
        <table:table-column table:style-name="co5" table:default-cell-style-name="ce34"/>
        <table:table-column table:style-name="co2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31"/>
          <table:table-cell table:style-name="ce33" office:value-type="string" calcext:value-type="string">
            <text:p>Code Status</text:p>
          </table:table-cell>
          <table:table-cell table:style-name="ce33" office:value-type="string" calcext:value-type="string">
            <text:p>CC Code Status</text:p>
          </table:table-cell>
          <table:table-cell table:style-name="ce33" office:value-type="string" calcext:value-type="string">
            <text:p>Mnemonic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OP-CODE</text:p>
          </table:table-cell>
          <table:table-cell table:style-name="ce33" office:value-type="string" calcext:value-type="string">
            <text:p>n0</text:p>
          </table:table-cell>
          <table:table-cell table:style-name="ce33" office:value-type="string" calcext:value-type="string">
            <text:p>n1</text:p>
          </table:table-cell>
          <table:table-cell table:style-name="ce33" office:value-type="string" calcext:value-type="string">
            <text:p>n2</text:p>
          </table:table-cell>
          <table:table-cell table:style-name="ce33" office:value-type="string" calcext:value-type="string">
            <text:p>n3</text:p>
          </table:table-cell>
          <table:table-cell table:style-name="ce33" office:value-type="string" calcext:value-type="string">
            <text:p>n4</text:p>
          </table:table-cell>
          <table:table-cell table:style-name="ce33" office:value-type="string" calcext:value-type="string">
            <text:p>n5</text:p>
          </table:table-cell>
          <table:table-cell table:style-name="ce33" office:value-type="string" calcext:value-type="string">
            <text:p>n6</text:p>
          </table:table-cell>
          <table:table-cell table:style-name="ce33" office:value-type="string" calcext:value-type="string">
            <text:p>n7</text:p>
          </table:table-cell>
          <table:table-cell table:style-name="ce33" office:value-type="string" calcext:value-type="string">
            <text:p>n8</text:p>
          </table:table-cell>
          <table:table-cell table:style-name="ce33" office:value-type="string" calcext:value-type="string">
            <text:p>n9</text:p>
          </table:table-cell>
          <table:table-cell table:style-name="ce33" office:value-type="string" calcext:value-type="string">
            <text:p>n10</text:p>
          </table:table-cell>
          <table:table-cell table:style-name="ce33" office:value-type="string" calcext:value-type="string">
            <text:p>n11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OP Code</text:p>
          </table:table-cell>
          <table:table-cell table:style-name="ce33" office:value-type="string" calcext:value-type="string">
            <text:p>No Branch (usec)</text:p>
          </table:table-cell>
          <table:table-cell table:style-name="ce33" office:value-type="string" calcext:value-type="string">
            <text:p>Branch (usec)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3" office:value-type="string" calcext:value-type="string">
            <text:p>Page</text:p>
          </table:table-cell>
          <table:table-cell table:style-name="ce31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34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36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34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7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34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34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34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34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34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34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32" table:number-columns-repeated="3"/>
          <table:table-cell table:style-name="ce36"/>
          <table:table-cell table:style-name="ce32" table:number-columns-repeated="2"/>
          <table:table-cell table:style-name="ce36"/>
          <table:table-cell table:style-name="ce32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35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25" calcext:value-type="float">
            <text:p>125</text:p>
          </table:table-cell>
          <table:table-cell table:formula="of:=COUNTBLANK([.C$9:.C$382])" office:value-type="float" office:value="129" calcext:value-type="float">
            <text:p>12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1" calcext:value-type="float">
            <text:p>1</text:p>
          </table:table-cell>
          <table:table-cell table:formula="of:=COUNTIF([.C$9:.C$382];&quot;TODO&quot;)" office:value-type="float" office:value="110" calcext:value-type="float">
            <text:p>1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44" calcext:value-type="float">
            <text:p>244</text:p>
          </table:table-cell>
          <table:table-cell table:formula="of:=COUNTIF([.C$9:.C$382];&quot;DONE&quot;)" office:value-type="float" office:value="135" calcext:value-type="float">
            <text:p>1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31"/>
          <table:table-cell table:style-name="ce33" office:value-type="string" calcext:value-type="string">
            <text:p>Code Status</text:p>
          </table:table-cell>
          <table:table-cell table:style-name="ce33" office:value-type="string" calcext:value-type="string">
            <text:p>CC Code Status</text:p>
          </table:table-cell>
          <table:table-cell table:style-name="ce33" office:value-type="string" calcext:value-type="string">
            <text:p>Mnemonic</text:p>
          </table:table-cell>
          <table:table-cell table:style-name="ce33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No Branch (usec)</text:p>
          </table:table-cell>
          <table:table-cell table:style-name="ce33" office:value-type="string" calcext:value-type="string">
            <text:p>Branch (usec)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3" office:value-type="string" calcext:value-type="string">
            <text:p>Page</text:p>
          </table:table-cell>
          <table:table-cell table:style-name="ce31" table:number-columns-repeated="16351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T</text:p>
          </table:table-cell>
          <table:table-cell table:style-name="ce34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34"/>
          <table:table-cell/>
          <table:table-cell table:style-name="ce34" table:number-columns-repeated="5"/>
          <table:table-cell table:style-name="ce34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MI</text:p>
          </table:table-cell>
          <table:table-cell table:style-name="ce34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5" calcext:value-type="float">
            <text:p>0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VMO</text:p>
          </table:table-cell>
          <table:table-cell table:style-name="ce34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IOM</text:p>
          </table:table-cell>
          <table:table-cell table:style-name="ce34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Current</text:p>
          </table:table-cell>
          <table:table-cell table:style-name="ce34" office:value-type="string" calcext:value-type="string">
            <text:p>OM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6" calcext:value-type="float">
            <text:p>1.6</text:p>
          </table:table-cell>
          <table:table-cell/>
          <table:table-cell table:style-name="ce34"/>
          <table:table-cell table:style-name="ce34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OOM</text:p>
          </table:table-cell>
          <table:table-cell table:style-name="ce34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ZOM</text:p>
          </table:table-cell>
          <table:table-cell table:style-name="ce34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CRB</text:p>
          </table:table-cell>
          <table:table-cell table:style-name="ce34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6.2" calcext:value-type="float">
            <text:p>6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XVMO</text:p>
          </table:table-cell>
          <table:table-cell table:style-name="ce34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34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ZIMP</text:p>
          </table:table-cell>
          <table:table-cell table:style-name="ce34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34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ZOMP</text:p>
          </table:table-cell>
          <table:table-cell table:style-name="ce34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34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IMP</text:p>
          </table:table-cell>
          <table:table-cell table:style-name="ce34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5.3" calcext:value-type="float">
            <text:p>5.3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/>
          <table:table-cell table:style-name="ce34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OMP</text:p>
          </table:table-cell>
          <table:table-cell table:style-name="ce34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4.9" calcext:value-type="float">
            <text:p>4.9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OMP</text:p>
          </table:table-cell>
          <table:table-cell table:style-name="ce34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MA</text:p>
          </table:table-cell>
          <table:table-cell table:style-name="ce34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XR</text:p>
          </table:table-cell>
          <table:table-cell table:style-name="ce34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34"/>
          <table:table-cell table:style-name="ce34" office:value-type="string" calcext:value-type="string">
            <text:p>.2•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MPS</text:p>
          </table:table-cell>
          <table:table-cell table:style-name="ce34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MWS</text:p>
          </table:table-cell>
          <table:table-cell table:style-name="ce34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WMS</text:p>
          </table:table-cell>
          <table:table-cell table:style-name="ce34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MPI</text:p>
          </table:table-cell>
          <table:table-cell table:style-name="ce34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34"/>
          <table:table-cell table:style-name="ce34" office:value-type="float" office:value="3.1" calcext:value-type="float">
            <text:p>3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MRB</text:p>
          </table:table-cell>
          <table:table-cell table:style-name="ce34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34"/>
          <table:table-cell table:style-name="ce34" office:value-type="float" office:value="4.5" calcext:value-type="float">
            <text:p>4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RBM</text:p>
          </table:table-cell>
          <table:table-cell table:style-name="ce34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34"/>
          <table:table-cell table:style-name="ce34" office:value-type="float" office:value="8.3" calcext:value-type="float">
            <text:p>8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BR</text:p>
          </table:table-cell>
          <table:table-cell table:style-name="ce34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BL</text:p>
          </table:table-cell>
          <table:table-cell table:style-name="ce34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BR</text:p>
          </table:table-cell>
          <table:table-cell table:style-name="ce34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UR</text:p>
          </table:table-cell>
          <table:table-cell table:style-name="ce34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LR</text:p>
          </table:table-cell>
          <table:table-cell table:style-name="ce34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OR</text:p>
          </table:table-cell>
          <table:table-cell table:style-name="ce34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O</text:p>
          </table:table-cell>
          <table:table-cell table:style-name="ce34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PS</text:p>
          </table:table-cell>
          <table:table-cell table:style-name="ce34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PR</text:p>
          </table:table-cell>
          <table:table-cell table:style-name="ce34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CC</text:p>
          </table:table-cell>
          <table:table-cell table:style-name="ce34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A</text:p>
          </table:table-cell>
          <table:table-cell table:style-name="ce34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E</text:p>
          </table:table-cell>
          <table:table-cell table:style-name="ce34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R</text:p>
          </table:table-cell>
          <table:table-cell table:style-name="ce34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VV</text:p>
          </table:table-cell>
          <table:table-cell table:style-name="ce34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2.3" calcext:value-type="float">
            <text:p>2.3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VE</text:p>
          </table:table-cell>
          <table:table-cell table:style-name="ce34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EV</text:p>
          </table:table-cell>
          <table:table-cell table:style-name="ce34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ES</text:p>
          </table:table-cell>
          <table:table-cell table:style-name="ce34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ES</text:p>
          </table:table-cell>
          <table:table-cell table:style-name="ce34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34"/>
          <table:table-cell table:style-name="ce34" office:value-type="float" office:value="9.2" calcext:value-type="float">
            <text:p>9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RDIR</text:p>
          </table:table-cell>
          <table:table-cell table:style-name="ce34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WIR</text:p>
          </table:table-cell>
          <table:table-cell table:style-name="ce34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34"/>
          <table:table-cell table:style-name="ce34" office:value-type="float" office:value="0.7" calcext:value-type="float">
            <text:p>0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BRM</text:p>
          </table:table-cell>
          <table:table-cell table:style-name="ce34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BRMI</text:p>
          </table:table-cell>
          <table:table-cell table:style-name="ce34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RS</text:p>
          </table:table-cell>
          <table:table-cell table:style-name="ce34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R</text:p>
          </table:table-cell>
          <table:table-cell table:style-name="ce34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R</text:p>
          </table:table-cell>
          <table:table-cell table:style-name="ce34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34" office:value-type="float" office:value="5" calcext:value-type="float">
            <text:p>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4" office:value-type="string" calcext:value-type="string">
            <text:p>TODO</text:p>
          </table:table-cell>
          <table:table-cell table:style-name="ce34" office:value-type="string" calcext:value-type="string">
            <text:p>REX</text:p>
          </table:table-cell>
          <table:table-cell table:style-name="ce34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7</text:p>
          </table:table-cell>
          <table:table-cell/>
          <table:table-cell table:formula="of:=[.D55]&amp;&quot;  --  &quot;&amp;[.E55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CAR</text:p>
          </table:table-cell>
          <table:table-cell table:style-name="ce34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34" office:value-type="float" office:value="7.3" calcext:value-type="float">
            <text:p>7.3</text:p>
          </table:table-cell>
          <table:table-cell table:number-columns-repeated="5"/>
          <table:table-cell table:style-name="ce34" office:value-type="string" calcext:value-type="string">
            <text:p>9-151</text:p>
          </table:table-cell>
          <table:table-cell/>
          <table:table-cell table:formula="of:=[.D56]&amp;&quot;  --  &quot;&amp;[.E56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CIR</text:p>
          </table:table-cell>
          <table:table-cell table:style-name="ce34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34"/>
          <table:table-cell table:style-name="ce34" office:value-type="float" office:value="7.5" calcext:value-type="float">
            <text:p>7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IA</text:p>
          </table:table-cell>
          <table:table-cell table:style-name="ce34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58]&amp;&quot;  --  &quot;&amp;[.E58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IE</text:p>
          </table:table-cell>
          <table:table-cell table:style-name="ce34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lR</text:p>
          </table:table-cell>
          <table:table-cell table:style-name="ce34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A</text:p>
          </table:table-cell>
          <table:table-cell table:style-name="ce34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1]&amp;&quot;  --  &quot;&amp;[.E61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E</text:p>
          </table:table-cell>
          <table:table-cell table:style-name="ce34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R</text:p>
          </table:table-cell>
          <table:table-cell table:style-name="ce34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LD</text:p>
          </table:table-cell>
          <table:table-cell table:style-name="ce34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34"/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64]&amp;&quot;  --  &quot;&amp;[.E64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LQ</text:p>
          </table:table-cell>
          <table:table-cell table:style-name="ce34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LS</text:p>
          </table:table-cell>
          <table:table-cell table:style-name="ce34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34"/>
          <table:table-cell table:style-name="ce34"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7</text:p>
          </table:table-cell>
          <table:table-cell/>
          <table:table-cell table:formula="of:=[.D66]&amp;&quot;  --  &quot;&amp;[.E66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AD</text:p>
          </table:table-cell>
          <table:table-cell table:style-name="ce34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34"/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&lt;8)</text:p>
          </table:table-cell>
          <table:table-cell table:style-name="ce34" office:value-type="float" office:value="0.9" calcext:value-type="float">
            <text:p>0.9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 office:value-type="string" calcext:value-type="string">
            <text:p>9-86</text:p>
          </table:table-cell>
          <table:table-cell/>
          <table:table-cell table:formula="of:=[.D67]&amp;&quot;  --  &quot;&amp;[.E67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AQ</text:p>
          </table:table-cell>
          <table:table-cell table:style-name="ce34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AS</text:p>
          </table:table-cell>
          <table:table-cell table:style-name="ce34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34"/>
          <table:table-cell table:style-name="ce34"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5</text:p>
          </table:table-cell>
          <table:table-cell/>
          <table:table-cell table:formula="of:=[.D69]&amp;&quot;  --  &quot;&amp;[.E69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LD</text:p>
          </table:table-cell>
          <table:table-cell table:style-name="ce34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70]&amp;&quot;  --  &quot;&amp;[.E70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LQ</text:p>
          </table:table-cell>
          <table:table-cell table:style-name="ce34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LS</text:p>
          </table:table-cell>
          <table:table-cell table:style-name="ce34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string" calcext:value-type="string">
            <text:p>l.O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7</text:p>
          </table:table-cell>
          <table:table-cell/>
          <table:table-cell table:formula="of:=[.D72]&amp;&quot;  --  &quot;&amp;[.E72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AD</text:p>
          </table:table-cell>
          <table:table-cell table:style-name="ce34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73]&amp;&quot;  --  &quot;&amp;[.E73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AQ</text:p>
          </table:table-cell>
          <table:table-cell table:style-name="ce34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AS</text:p>
          </table:table-cell>
          <table:table-cell table:style-name="ce34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5</text:p>
          </table:table-cell>
          <table:table-cell/>
          <table:table-cell table:formula="of:=[.D75]&amp;&quot;  --  &quot;&amp;[.E75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DIF</text:p>
          </table:table-cell>
          <table:table-cell table:style-name="ce34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76]&amp;&quot;  --  &quot;&amp;[.E76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</text:p>
          </table:table-cell>
          <table:table-cell table:style-name="ce34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</text:p>
          </table:table-cell>
          <table:table-cell table:style-name="ce34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8</text:p>
          </table:table-cell>
          <table:table-cell/>
          <table:table-cell table:formula="of:=[.D78]&amp;&quot;  --  &quot;&amp;[.E78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</text:p>
          </table:table-cell>
          <table:table-cell table:style-name="ce34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3</text:p>
          </table:table-cell>
          <table:table-cell/>
          <table:table-cell table:formula="of:=[.D79]&amp;&quot;  --  &quot;&amp;[.E79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</text:p>
          </table:table-cell>
          <table:table-cell table:style-name="ce34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34"/>
          <table:table-cell table:style-name="ce34" office:value-type="float" office:value="6.3" calcext:value-type="float">
            <text:p>6.3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0</text:p>
          </table:table-cell>
          <table:table-cell/>
          <table:table-cell table:formula="of:=[.D80]&amp;&quot;  --  &quot;&amp;[.E8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</text:p>
          </table:table-cell>
          <table:table-cell table:style-name="ce34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8</text:p>
          </table:table-cell>
          <table:table-cell table:style-name="ce36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36"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FDI</text:p>
          </table:table-cell>
          <table:table-cell table:style-name="ce34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2]&amp;&quot;  --  &quot;&amp;[.E82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D</text:p>
          </table:table-cell>
          <table:table-cell table:style-name="ce34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Q</text:p>
          </table:table-cell>
          <table:table-cell table:style-name="ce34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1.6" calcext:value-type="float">
            <text:p>1.6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QFF</text:p>
          </table:table-cell>
          <table:table-cell table:style-name="ce34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D</text:p>
          </table:table-cell>
          <table:table-cell table:style-name="ce34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Q</text:p>
          </table:table-cell>
          <table:table-cell table:style-name="ce34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6" calcext:value-type="float">
            <text:p>1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DFI</text:p>
          </table:table-cell>
          <table:table-cell table:style-name="ce34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D</text:p>
          </table:table-cell>
          <table:table-cell table:style-name="ce34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Q</text:p>
          </table:table-cell>
          <table:table-cell table:style-name="ce34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QFI</text:p>
          </table:table-cell>
          <table:table-cell table:style-name="ce34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D</text:p>
          </table:table-cell>
          <table:table-cell table:style-name="ce34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9.5" calcext:value-type="float">
            <text:p>9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Q</text:p>
          </table:table-cell>
          <table:table-cell table:style-name="ce34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12.9" calcext:value-type="float">
            <text:p>12.9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</text:p>
          </table:table-cell>
          <table:table-cell table:style-name="ce34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</text:p>
          </table:table-cell>
          <table:table-cell table:style-name="ce34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</text:p>
          </table:table-cell>
          <table:table-cell table:style-name="ce34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</text:p>
          </table:table-cell>
          <table:table-cell table:style-name="ce34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</text:p>
          </table:table-cell>
          <table:table-cell table:style-name="ce34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3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</text:p>
          </table:table-cell>
          <table:table-cell table:style-name="ce34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34"/>
          <table:table-cell table:style-name="ce34" office:value-type="float" office:value="3.1" calcext:value-type="float">
            <text:p>3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</text:p>
          </table:table-cell>
          <table:table-cell table:style-name="ce34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34"/>
          <table:table-cell table:style-name="ce34" office:value-type="float" office:value="7.4" calcext:value-type="float">
            <text:p>7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9</text:p>
          </table:table-cell>
          <table:table-cell/>
          <table:table-cell table:formula="of:=[.D100]&amp;&quot;  --  &quot;&amp;[.E100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D</text:p>
          </table:table-cell>
          <table:table-cell table:style-name="ce34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1.7" calcext:value-type="float">
            <text:p>1.7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6</text:p>
          </table:table-cell>
          <table:table-cell/>
          <table:table-cell table:formula="of:=[.D101]&amp;&quot;  --  &quot;&amp;[.E101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Q</text:p>
          </table:table-cell>
          <table:table-cell table:style-name="ce34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7</text:p>
          </table:table-cell>
          <table:table-cell/>
          <table:table-cell table:formula="of:=[.D102]&amp;&quot;  --  &quot;&amp;[.E102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D</text:p>
          </table:table-cell>
          <table:table-cell table:style-name="ce34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2.8" calcext:value-type="float">
            <text:p>2.8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5</text:p>
          </table:table-cell>
          <table:table-cell/>
          <table:table-cell table:formula="of:=[.D103]&amp;&quot;  --  &quot;&amp;[.E103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Q</text:p>
          </table:table-cell>
          <table:table-cell table:style-name="ce34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6</text:p>
          </table:table-cell>
          <table:table-cell/>
          <table:table-cell table:formula="of:=[.D104]&amp;&quot;  --  &quot;&amp;[.E104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D</text:p>
          </table:table-cell>
          <table:table-cell table:style-name="ce34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1.7" calcext:value-type="float">
            <text:p>1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05]&amp;&quot;  --  &quot;&amp;[.E105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Q</text:p>
          </table:table-cell>
          <table:table-cell table:style-name="ce34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2</text:p>
          </table:table-cell>
          <table:table-cell/>
          <table:table-cell table:formula="of:=[.D106]&amp;&quot;  --  &quot;&amp;[.E106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D</text:p>
          </table:table-cell>
          <table:table-cell table:style-name="ce34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0</text:p>
          </table:table-cell>
          <table:table-cell/>
          <table:table-cell table:formula="of:=[.D107]&amp;&quot;  --  &quot;&amp;[.E107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Q</text:p>
          </table:table-cell>
          <table:table-cell table:style-name="ce34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08]&amp;&quot;  --  &quot;&amp;[.E108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D</text:p>
          </table:table-cell>
          <table:table-cell table:style-name="ce34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2.6" calcext:value-type="float">
            <text:p>2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6</text:p>
          </table:table-cell>
          <table:table-cell/>
          <table:table-cell table:formula="of:=[.D109]&amp;&quot;  --  &quot;&amp;[.E109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Q</text:p>
          </table:table-cell>
          <table:table-cell table:style-name="ce34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3.2" calcext:value-type="float">
            <text:p>3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D</text:p>
          </table:table-cell>
          <table:table-cell table:style-name="ce34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3.7" calcext:value-type="float">
            <text:p>3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5</text:p>
          </table:table-cell>
          <table:table-cell/>
          <table:table-cell table:formula="of:=[.D111]&amp;&quot;  --  &quot;&amp;[.E111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Q</text:p>
          </table:table-cell>
          <table:table-cell table:style-name="ce34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4.3" calcext:value-type="float">
            <text:p>4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6</text:p>
          </table:table-cell>
          <table:table-cell/>
          <table:table-cell table:formula="of:=[.D112]&amp;&quot;  --  &quot;&amp;[.E112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D</text:p>
          </table:table-cell>
          <table:table-cell table:style-name="ce34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9.7" calcext:value-type="float">
            <text:p>9.7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1</text:p>
          </table:table-cell>
          <table:table-cell/>
          <table:table-cell table:formula="of:=[.D113]&amp;&quot;  --  &quot;&amp;[.E113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Q</text:p>
          </table:table-cell>
          <table:table-cell table:style-name="ce34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3.1" calcext:value-type="float">
            <text:p>13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2</text:p>
          </table:table-cell>
          <table:table-cell/>
          <table:table-cell table:formula="of:=[.D114]&amp;&quot;  --  &quot;&amp;[.E114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D</text:p>
          </table:table-cell>
          <table:table-cell table:style-name="ce34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1" calcext:value-type="float">
            <text:p>1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0</text:p>
          </table:table-cell>
          <table:table-cell/>
          <table:table-cell table:formula="of:=[.D115]&amp;&quot;  --  &quot;&amp;[.E115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Q</text:p>
          </table:table-cell>
          <table:table-cell table:style-name="ce34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4.4" calcext:value-type="float">
            <text:p>14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1</text:p>
          </table:table-cell>
          <table:table-cell/>
          <table:table-cell table:formula="of:=[.D116]&amp;&quot;  --  &quot;&amp;[.E116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A</text:p>
          </table:table-cell>
          <table:table-cell table:style-name="ce34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 table:number-columns-repeated="2"/>
          <table:table-cell table:style-name="ce34" office:value-type="string" calcext:value-type="string">
            <text:p>9-158</text:p>
          </table:table-cell>
          <table:table-cell/>
          <table:table-cell table:formula="of:=[.D117]&amp;&quot;  --  &quot;&amp;[.E117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B</text:p>
          </table:table-cell>
          <table:table-cell table:style-name="ce34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C</text:p>
          </table:table-cell>
          <table:table-cell table:style-name="ce34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D</text:p>
          </table:table-cell>
          <table:table-cell table:style-name="ce34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A</text:p>
          </table:table-cell>
          <table:table-cell table:style-name="ce34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1]&amp;&quot;  --  &quot;&amp;[.E121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B</text:p>
          </table:table-cell>
          <table:table-cell table:style-name="ce34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C</text:p>
          </table:table-cell>
          <table:table-cell table:style-name="ce34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D</text:p>
          </table:table-cell>
          <table:table-cell table:style-name="ce34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A</text:p>
          </table:table-cell>
          <table:table-cell table:style-name="ce34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5]&amp;&quot;  --  &quot;&amp;[.E125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TODO</text:p>
          </table:table-cell>
          <table:table-cell table:style-name="ce34" office:value-type="string" calcext:value-type="string">
            <text:p>DONE</text:p>
          </table:table-cell>
          <table:table-cell table:style-name="ce34" office:value-type="string" calcext:value-type="string">
            <text:p>ISZ</text:p>
          </table:table-cell>
          <table:table-cell table:style-name="ce34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54</text:p>
          </table:table-cell>
          <table:table-cell/>
          <table:table-cell table:formula="of:=[.D126]&amp;&quot;  --  &quot;&amp;[.E126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B</text:p>
          </table:table-cell>
          <table:table-cell table:style-name="ce34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C</text:p>
          </table:table-cell>
          <table:table-cell table:style-name="ce34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D</text:p>
          </table:table-cell>
          <table:table-cell table:style-name="ce34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A</text:p>
          </table:table-cell>
          <table:table-cell table:style-name="ce34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0]&amp;&quot;  --  &quot;&amp;[.E130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B</text:p>
          </table:table-cell>
          <table:table-cell table:style-name="ce34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C</text:p>
          </table:table-cell>
          <table:table-cell table:style-name="ce34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D</text:p>
          </table:table-cell>
          <table:table-cell table:style-name="ce34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R</text:p>
          </table:table-cell>
          <table:table-cell table:style-name="ce34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34" table:number-columns-repeated="2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34]&amp;&quot;  --  &quot;&amp;[.E134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BR</text:p>
          </table:table-cell>
          <table:table-cell table:style-name="ce34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6</text:p>
          </table:table-cell>
          <table:table-cell/>
          <table:table-cell table:formula="of:=[.D135]&amp;&quot;  --  &quot;&amp;[.E135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R</text:p>
          </table:table-cell>
          <table:table-cell table:style-name="ce34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36]&amp;&quot;  --  &quot;&amp;[.E136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R</text:p>
          </table:table-cell>
          <table:table-cell table:style-name="ce34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9</text:p>
          </table:table-cell>
          <table:table-cell/>
          <table:table-cell table:formula="of:=[.D137]&amp;&quot;  --  &quot;&amp;[.E137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BR</text:p>
          </table:table-cell>
          <table:table-cell table:style-name="ce34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4</text:p>
          </table:table-cell>
          <table:table-cell/>
          <table:table-cell table:formula="of:=[.D138]&amp;&quot;  --  &quot;&amp;[.E138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R</text:p>
          </table:table-cell>
          <table:table-cell table:style-name="ce34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</text:p>
          </table:table-cell>
          <table:table-cell/>
          <table:table-cell table:formula="of:=[.D139]&amp;&quot;  --  &quot;&amp;[.E139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R</text:p>
          </table:table-cell>
          <table:table-cell table:style-name="ce34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7</text:p>
          </table:table-cell>
          <table:table-cell/>
          <table:table-cell table:formula="of:=[.D140]&amp;&quot;  --  &quot;&amp;[.E140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GMR</text:p>
          </table:table-cell>
          <table:table-cell table:style-name="ce34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R</text:p>
          </table:table-cell>
          <table:table-cell table:style-name="ce34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42]&amp;&quot;  --  &quot;&amp;[.E142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R</text:p>
          </table:table-cell>
          <table:table-cell table:style-name="ce34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143]&amp;&quot;  --  &quot;&amp;[.E143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R</text:p>
          </table:table-cell>
          <table:table-cell table:style-name="ce34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144]&amp;&quot;  --  &quot;&amp;[.E144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R</text:p>
          </table:table-cell>
          <table:table-cell table:style-name="ce34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145]&amp;&quot;  --  &quot;&amp;[.E145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R</text:p>
          </table:table-cell>
          <table:table-cell table:style-name="ce34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46]&amp;&quot;  --  &quot;&amp;[.E146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R</text:p>
          </table:table-cell>
          <table:table-cell table:style-name="ce34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47]&amp;&quot;  --  &quot;&amp;[.E147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R</text:p>
          </table:table-cell>
          <table:table-cell table:style-name="ce34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48]&amp;&quot;  --  &quot;&amp;[.E148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TR</text:p>
          </table:table-cell>
          <table:table-cell table:style-name="ce34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36</text:p>
          </table:table-cell>
          <table:table-cell/>
          <table:table-cell table:formula="of:=[.D149]&amp;&quot;  --  &quot;&amp;[.E149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RB</text:p>
          </table:table-cell>
          <table:table-cell table:style-name="ce34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50]&amp;&quot;  --  &quot;&amp;[.E150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BRB</text:p>
          </table:table-cell>
          <table:table-cell table:style-name="ce34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26</text:p>
          </table:table-cell>
          <table:table-cell/>
          <table:table-cell table:formula="of:=[.D151]&amp;&quot;  --  &quot;&amp;[.E151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RB</text:p>
          </table:table-cell>
          <table:table-cell table:style-name="ce34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52]&amp;&quot;  --  &quot;&amp;[.E152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RB</text:p>
          </table:table-cell>
          <table:table-cell table:style-name="ce34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9</text:p>
          </table:table-cell>
          <table:table-cell/>
          <table:table-cell table:formula="of:=[.D153]&amp;&quot;  --  &quot;&amp;[.E153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BRB</text:p>
          </table:table-cell>
          <table:table-cell table:style-name="ce34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54]&amp;&quot;  --  &quot;&amp;[.E154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RB</text:p>
          </table:table-cell>
          <table:table-cell table:style-name="ce34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</text:p>
          </table:table-cell>
          <table:table-cell/>
          <table:table-cell table:formula="of:=[.D155]&amp;&quot;  --  &quot;&amp;[.E155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RB</text:p>
          </table:table-cell>
          <table:table-cell table:style-name="ce34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7</text:p>
          </table:table-cell>
          <table:table-cell/>
          <table:table-cell table:formula="of:=[.D156]&amp;&quot;  --  &quot;&amp;[.E156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GMRB</text:p>
          </table:table-cell>
          <table:table-cell table:style-name="ce34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1" calcext:value-type="float">
            <text:p>0.1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RB</text:p>
          </table:table-cell>
          <table:table-cell table:style-name="ce34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58]&amp;&quot;  --  &quot;&amp;[.E158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RB</text:p>
          </table:table-cell>
          <table:table-cell table:style-name="ce34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27</text:p>
          </table:table-cell>
          <table:table-cell/>
          <table:table-cell table:formula="of:=[.D159]&amp;&quot;  --  &quot;&amp;[.E159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RB</text:p>
          </table:table-cell>
          <table:table-cell table:style-name="ce34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160]&amp;&quot;  --  &quot;&amp;[.E160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RB</text:p>
          </table:table-cell>
          <table:table-cell table:style-name="ce34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70</text:p>
          </table:table-cell>
          <table:table-cell/>
          <table:table-cell table:formula="of:=[.D161]&amp;&quot;  --  &quot;&amp;[.E161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RB</text:p>
          </table:table-cell>
          <table:table-cell table:style-name="ce34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62]&amp;&quot;  --  &quot;&amp;[.E162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RB</text:p>
          </table:table-cell>
          <table:table-cell table:style-name="ce34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63]&amp;&quot;  --  &quot;&amp;[.E163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ERB</text:p>
          </table:table-cell>
          <table:table-cell table:style-name="ce34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164]&amp;&quot;  --  &quot;&amp;[.E164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TRB</text:p>
          </table:table-cell>
          <table:table-cell table:style-name="ce34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36</text:p>
          </table:table-cell>
          <table:table-cell/>
          <table:table-cell table:formula="of:=[.D165]&amp;&quot;  --  &quot;&amp;[.E165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MM</text:p>
          </table:table-cell>
          <table:table-cell table:style-name="ce34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2</text:p>
          </table:table-cell>
          <table:table-cell/>
          <table:table-cell table:formula="of:=[.D166]&amp;&quot;  --  &quot;&amp;[.E166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MM</text:p>
          </table:table-cell>
          <table:table-cell table:style-name="ce34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67]&amp;&quot;  --  &quot;&amp;[.E167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MM</text:p>
          </table:table-cell>
          <table:table-cell table:style-name="ce34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2</text:p>
          </table:table-cell>
          <table:table-cell/>
          <table:table-cell table:formula="of:=[.D168]&amp;&quot;  --  &quot;&amp;[.E168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MM</text:p>
          </table:table-cell>
          <table:table-cell table:style-name="ce34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9</text:p>
          </table:table-cell>
          <table:table-cell/>
          <table:table-cell table:formula="of:=[.D169]&amp;&quot;  --  &quot;&amp;[.E169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MB</text:p>
          </table:table-cell>
          <table:table-cell table:style-name="ce34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2</text:p>
          </table:table-cell>
          <table:table-cell/>
          <table:table-cell table:formula="of:=[.D170]&amp;&quot;  --  &quot;&amp;[.E170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MB</text:p>
          </table:table-cell>
          <table:table-cell table:style-name="ce34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71]&amp;&quot;  --  &quot;&amp;[.E171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MB</text:p>
          </table:table-cell>
          <table:table-cell table:style-name="ce34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9</text:p>
          </table:table-cell>
          <table:table-cell/>
          <table:table-cell table:formula="of:=[.D172]&amp;&quot;  --  &quot;&amp;[.E172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MB</text:p>
          </table:table-cell>
          <table:table-cell table:style-name="ce34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5</text:p>
          </table:table-cell>
          <table:table-cell/>
          <table:table-cell table:formula="of:=[.D173]&amp;&quot;  --  &quot;&amp;[.E173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MT</text:p>
          </table:table-cell>
          <table:table-cell table:style-name="ce34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</text:p>
          </table:table-cell>
          <table:table-cell/>
          <table:table-cell table:formula="of:=[.D174]&amp;&quot;  --  &quot;&amp;[.E174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XT</text:p>
          </table:table-cell>
          <table:table-cell table:style-name="ce34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</text:p>
          </table:table-cell>
          <table:table-cell/>
          <table:table-cell table:formula="of:=[.D175]&amp;&quot;  --  &quot;&amp;[.E175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X</text:p>
          </table:table-cell>
          <table:table-cell table:style-name="ce34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176]&amp;&quot;  --  &quot;&amp;[.E176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MT</text:p>
          </table:table-cell>
          <table:table-cell table:style-name="ce34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XT</text:p>
          </table:table-cell>
          <table:table-cell table:style-name="ce34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</text:p>
          </table:table-cell>
          <table:table-cell/>
          <table:table-cell table:formula="of:=[.D178]&amp;&quot;  --  &quot;&amp;[.E178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X</text:p>
          </table:table-cell>
          <table:table-cell table:style-name="ce34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89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179]&amp;&quot;  --  &quot;&amp;[.E179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TRD</text:p>
          </table:table-cell>
          <table:table-cell table:style-name="ce34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6</text:p>
          </table:table-cell>
          <table:table-cell/>
          <table:table-cell table:formula="of:=[.D180]&amp;&quot;  --  &quot;&amp;[.E180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RD</text:p>
          </table:table-cell>
          <table:table-cell table:style-name="ce34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181]&amp;&quot;  --  &quot;&amp;[.E181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Q</text:p>
          </table:table-cell>
          <table:table-cell table:style-name="ce34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T</text:p>
          </table:table-cell>
          <table:table-cell table:style-name="ce34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TRQ</text:p>
          </table:table-cell>
          <table:table-cell table:style-name="ce34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6</text:p>
          </table:table-cell>
          <table:table-cell/>
          <table:table-cell table:formula="of:=[.D184]&amp;&quot;  --  &quot;&amp;[.E184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SD</text:p>
          </table:table-cell>
          <table:table-cell table:style-name="ce34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SS</text:p>
          </table:table-cell>
          <table:table-cell table:style-name="ce34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7</text:p>
          </table:table-cell>
          <table:table-cell/>
          <table:table-cell table:formula="of:=[.D186]&amp;&quot;  --  &quot;&amp;[.E186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XD</text:p>
          </table:table-cell>
          <table:table-cell table:style-name="ce34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RQ</text:p>
          </table:table-cell>
          <table:table-cell table:style-name="ce34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88]&amp;&quot;  --  &quot;&amp;[.E188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XD</text:p>
          </table:table-cell>
          <table:table-cell table:style-name="ce34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3</text:p>
          </table:table-cell>
          <table:table-cell/>
          <table:table-cell table:formula="of:=[.D189]&amp;&quot;  --  &quot;&amp;[.E189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XD</text:p>
          </table:table-cell>
          <table:table-cell table:style-name="ce34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190]&amp;&quot;  --  &quot;&amp;[.E190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S</text:p>
          </table:table-cell>
          <table:table-cell table:style-name="ce34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8</text:p>
          </table:table-cell>
          <table:table-cell/>
          <table:table-cell table:formula="of:=[.D191]&amp;&quot;  --  &quot;&amp;[.E191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ZS</text:p>
          </table:table-cell>
          <table:table-cell table:style-name="ce34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OS</text:p>
          </table:table-cell>
          <table:table-cell table:style-name="ce34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3]&amp;&quot;  --  &quot;&amp;[.E193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CS</text:p>
          </table:table-cell>
          <table:table-cell table:style-name="ce34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LS</text:p>
          </table:table-cell>
          <table:table-cell table:style-name="ce34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195]&amp;&quot;  --  &quot;&amp;[.E195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LE</text:p>
          </table:table-cell>
          <table:table-cell table:style-name="ce34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HI</text:p>
          </table:table-cell>
          <table:table-cell table:style-name="ce34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197]&amp;&quot;  --  &quot;&amp;[.E197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R</text:p>
          </table:table-cell>
          <table:table-cell table:style-name="ce34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8</text:p>
          </table:table-cell>
          <table:table-cell/>
          <table:table-cell table:formula="of:=[.D198]&amp;&quot;  --  &quot;&amp;[.E198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ZR</text:p>
          </table:table-cell>
          <table:table-cell table:style-name="ce34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OR</text:p>
          </table:table-cell>
          <table:table-cell table:style-name="ce34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200]&amp;&quot;  --  &quot;&amp;[.E200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CR</text:p>
          </table:table-cell>
          <table:table-cell table:style-name="ce34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GE</text:p>
          </table:table-cell>
          <table:table-cell table:style-name="ce34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202]&amp;&quot;  --  &quot;&amp;[.E202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GT</text:p>
          </table:table-cell>
          <table:table-cell table:style-name="ce34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H</text:p>
          </table:table-cell>
          <table:table-cell table:style-name="ce34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204]&amp;&quot;  --  &quot;&amp;[.E204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SM</text:p>
          </table:table-cell>
          <table:table-cell table:style-name="ce34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05]&amp;&quot;  --  &quot;&amp;[.E205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SM</text:p>
          </table:table-cell>
          <table:table-cell table:style-name="ce34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06]&amp;&quot;  --  &quot;&amp;[.E206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SM</text:p>
          </table:table-cell>
          <table:table-cell table:style-name="ce34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2</text:p>
          </table:table-cell>
          <table:table-cell/>
          <table:table-cell table:formula="of:=[.D207]&amp;&quot;  --  &quot;&amp;[.E207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SM</text:p>
          </table:table-cell>
          <table:table-cell table:style-name="ce34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08]&amp;&quot;  --  &quot;&amp;[.E208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SB</text:p>
          </table:table-cell>
          <table:table-cell table:style-name="ce34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09]&amp;&quot;  --  &quot;&amp;[.E209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SB</text:p>
          </table:table-cell>
          <table:table-cell table:style-name="ce34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0]&amp;&quot;  --  &quot;&amp;[.E210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SB</text:p>
          </table:table-cell>
          <table:table-cell table:style-name="ce34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1]&amp;&quot;  --  &quot;&amp;[.E211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SB</text:p>
          </table:table-cell>
          <table:table-cell table:style-name="ce34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5</text:p>
          </table:table-cell>
          <table:table-cell/>
          <table:table-cell table:formula="of:=[.D212]&amp;&quot;  --  &quot;&amp;[.E212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XM</text:p>
          </table:table-cell>
          <table:table-cell table:style-name="ce34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13]&amp;&quot;  --  &quot;&amp;[.E213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XM</text:p>
          </table:table-cell>
          <table:table-cell table:style-name="ce34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4]&amp;&quot;  --  &quot;&amp;[.E214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XM</text:p>
          </table:table-cell>
          <table:table-cell table:style-name="ce34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215]&amp;&quot;  --  &quot;&amp;[.E215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XM</text:p>
          </table:table-cell>
          <table:table-cell table:style-name="ce34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6]&amp;&quot;  --  &quot;&amp;[.E216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XB</text:p>
          </table:table-cell>
          <table:table-cell table:style-name="ce34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17]&amp;&quot;  --  &quot;&amp;[.E217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XB</text:p>
          </table:table-cell>
          <table:table-cell table:style-name="ce34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8]&amp;&quot;  --  &quot;&amp;[.E218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XB</text:p>
          </table:table-cell>
          <table:table-cell table:style-name="ce34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9]&amp;&quot;  --  &quot;&amp;[.E219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XB</text:p>
          </table:table-cell>
          <table:table-cell table:style-name="ce34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/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6</text:p>
          </table:table-cell>
          <table:table-cell/>
          <table:table-cell table:formula="of:=[.D220]&amp;&quot;  --  &quot;&amp;[.E220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MD</text:p>
          </table:table-cell>
          <table:table-cell table:style-name="ce34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34"/>
          <table:table-cell table:style-name="ce34" office:value-type="float" office:value="3.3" calcext:value-type="float">
            <text:p>3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221]&amp;&quot;  --  &quot;&amp;[.E221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RD</text:p>
          </table:table-cell>
          <table:table-cell table:style-name="ce34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222]&amp;&quot;  --  &quot;&amp;[.E222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MD</text:p>
          </table:table-cell>
          <table:table-cell table:style-name="ce34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34"/>
          <table:table-cell table:style-name="ce34" office:value-type="float" office:value="9.7" calcext:value-type="float">
            <text:p>9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5</text:p>
          </table:table-cell>
          <table:table-cell/>
          <table:table-cell table:formula="of:=[.D223]&amp;&quot;  --  &quot;&amp;[.E223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RD</text:p>
          </table:table-cell>
          <table:table-cell table:style-name="ce34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34"/>
          <table:table-cell table:style-name="ce34" office:value-type="float" office:value="8.4" calcext:value-type="float">
            <text:p>8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3</text:p>
          </table:table-cell>
          <table:table-cell/>
          <table:table-cell table:formula="of:=[.D224]&amp;&quot;  --  &quot;&amp;[.E224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FM</text:p>
          </table:table-cell>
          <table:table-cell table:style-name="ce34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34"/>
          <table:table-cell table:style-name="ce34" office:value-type="string" calcext:value-type="string">
            <text:p>l.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9-9</text:p>
          </table:table-cell>
          <table:table-cell table:style-name="ce34"/>
          <table:table-cell table:style-name="ce34" office:value-type="string" calcext:value-type="string">
            <text:p>9-9</text:p>
          </table:table-cell>
          <table:table-cell/>
          <table:table-cell table:formula="of:=[.D225]&amp;&quot;  --  &quot;&amp;[.E225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M</text:p>
          </table:table-cell>
          <table:table-cell table:style-name="ce34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4</text:p>
          </table:table-cell>
          <table:table-cell/>
          <table:table-cell table:formula="of:=[.D226]&amp;&quot;  --  &quot;&amp;[.E226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HI</text:p>
          </table:table-cell>
          <table:table-cell table:style-name="ce34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8</text:p>
          </table:table-cell>
          <table:table-cell/>
          <table:table-cell table:formula="of:=[.D227]&amp;&quot;  --  &quot;&amp;[.E227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H</text:p>
          </table:table-cell>
          <table:table-cell table:style-name="ce34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S</text:p>
          </table:table-cell>
          <table:table-cell table:style-name="ce34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3</text:p>
          </table:table-cell>
          <table:table-cell/>
          <table:table-cell table:formula="of:=[.D229]&amp;&quot;  --  &quot;&amp;[.E229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ZS</text:p>
          </table:table-cell>
          <table:table-cell table:style-name="ce34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0]&amp;&quot;  --  &quot;&amp;[.E230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OS</text:p>
          </table:table-cell>
          <table:table-cell table:style-name="ce34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CS</text:p>
          </table:table-cell>
          <table:table-cell table:style-name="ce34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2]&amp;&quot;  --  &quot;&amp;[.E232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LS</text:p>
          </table:table-cell>
          <table:table-cell table:style-name="ce34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LE</text:p>
          </table:table-cell>
          <table:table-cell table:style-name="ce34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34]&amp;&quot;  --  &quot;&amp;[.E234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HI</text:p>
          </table:table-cell>
          <table:table-cell table:style-name="ce34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R</text:p>
          </table:table-cell>
          <table:table-cell table:style-name="ce34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3</text:p>
          </table:table-cell>
          <table:table-cell/>
          <table:table-cell table:formula="of:=[.D236]&amp;&quot;  --  &quot;&amp;[.E236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ZR</text:p>
          </table:table-cell>
          <table:table-cell table:style-name="ce34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7]&amp;&quot;  --  &quot;&amp;[.E237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OR</text:p>
          </table:table-cell>
          <table:table-cell table:style-name="ce34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CR</text:p>
          </table:table-cell>
          <table:table-cell table:style-name="ce34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9]&amp;&quot;  --  &quot;&amp;[.E239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GE</text:p>
          </table:table-cell>
          <table:table-cell table:style-name="ce34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GT</text:p>
          </table:table-cell>
          <table:table-cell table:style-name="ce34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41]&amp;&quot;  --  &quot;&amp;[.E241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H</text:p>
          </table:table-cell>
          <table:table-cell table:style-name="ce34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R</text:p>
          </table:table-cell>
          <table:table-cell table:style-name="ce34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3]&amp;&quot;  --  &quot;&amp;[.E243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S</text:p>
          </table:table-cell>
          <table:table-cell table:style-name="ce34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ZR</text:p>
          </table:table-cell>
          <table:table-cell table:style-name="ce34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ZS</text:p>
          </table:table-cell>
          <table:table-cell table:style-name="ce34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R</text:p>
          </table:table-cell>
          <table:table-cell table:style-name="ce34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7]&amp;&quot;  --  &quot;&amp;[.E247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S</text:p>
          </table:table-cell>
          <table:table-cell table:style-name="ce34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CR</text:p>
          </table:table-cell>
          <table:table-cell table:style-name="ce34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CS</text:p>
          </table:table-cell>
          <table:table-cell table:style-name="ce34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GE</text:p>
          </table:table-cell>
          <table:table-cell table:style-name="ce34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1]&amp;&quot;  --  &quot;&amp;[.E251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S</text:p>
          </table:table-cell>
          <table:table-cell table:style-name="ce34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GT</text:p>
          </table:table-cell>
          <table:table-cell table:style-name="ce34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l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E</text:p>
          </table:table-cell>
          <table:table-cell table:style-name="ce34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X</text:p>
          </table:table-cell>
          <table:table-cell table:style-name="ce34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7</text:p>
          </table:table-cell>
          <table:table-cell/>
          <table:table-cell table:formula="of:=[.D255]&amp;&quot;  --  &quot;&amp;[.E255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BX</text:p>
          </table:table-cell>
          <table:table-cell table:style-name="ce34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256]&amp;&quot;  --  &quot;&amp;[.E256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AM</text:p>
          </table:table-cell>
          <table:table-cell table:style-name="ce34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2</text:p>
          </table:table-cell>
          <table:table-cell/>
          <table:table-cell table:formula="of:=[.D257]&amp;&quot;  --  &quot;&amp;[.E257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VM</text:p>
          </table:table-cell>
          <table:table-cell table:style-name="ce34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9</text:p>
          </table:table-cell>
          <table:table-cell/>
          <table:table-cell table:formula="of:=[.D258]&amp;&quot;  --  &quot;&amp;[.E258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M</text:p>
          </table:table-cell>
          <table:table-cell table:style-name="ce34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l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259]&amp;&quot;  --  &quot;&amp;[.E259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M</text:p>
          </table:table-cell>
          <table:table-cell table:style-name="ce34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O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260]&amp;&quot;  --  &quot;&amp;[.E26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S</text:p>
          </table:table-cell>
          <table:table-cell table:style-name="ce34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261]&amp;&quot;  --  &quot;&amp;[.E261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CCC</text:p>
          </table:table-cell>
          <table:table-cell table:style-name="ce34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1</text:p>
          </table:table-cell>
          <table:table-cell/>
          <table:table-cell table:formula="of:=[.D262]&amp;&quot;  --  &quot;&amp;[.E262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R</text:p>
          </table:table-cell>
          <table:table-cell table:style-name="ce34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19</text:p>
          </table:table-cell>
          <table:table-cell/>
          <table:table-cell table:formula="of:=[.D263]&amp;&quot;  --  &quot;&amp;[.E263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FS</text:p>
          </table:table-cell>
          <table:table-cell table:style-name="ce34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0</text:p>
          </table:table-cell>
          <table:table-cell/>
          <table:table-cell table:formula="of:=[.D264]&amp;&quot;  --  &quot;&amp;[.E264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S</text:p>
          </table:table-cell>
          <table:table-cell table:style-name="ce34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4</text:p>
          </table:table-cell>
          <table:table-cell/>
          <table:table-cell table:formula="of:=[.D265]&amp;&quot;  --  &quot;&amp;[.E265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M</text:p>
          </table:table-cell>
          <table:table-cell table:style-name="ce34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266]&amp;&quot;  --  &quot;&amp;[.E266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R</text:p>
          </table:table-cell>
          <table:table-cell table:style-name="ce34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PLM</text:p>
          </table:table-cell>
          <table:table-cell table:style-name="ce34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34"/>
          <table:table-cell table:style-name="ce34" office:value-type="float" office:value="3.5" calcext:value-type="float">
            <text:p>3.5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6</text:p>
          </table:table-cell>
          <table:table-cell/>
          <table:table-cell table:formula="of:=[.D268]&amp;&quot;  --  &quot;&amp;[.E268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PSM</text:p>
          </table:table-cell>
          <table:table-cell table:style-name="ce34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34"/>
          <table:table-cell table:style-name="ce34" office:value-type="float" office:value="2.6" calcext:value-type="float">
            <text:p>2.6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5</text:p>
          </table:table-cell>
          <table:table-cell/>
          <table:table-cell table:formula="of:=[.D269]&amp;&quot;  --  &quot;&amp;[.E269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FX</text:p>
          </table:table-cell>
          <table:table-cell table:style-name="ce34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7" office:value-type="string" calcext:value-type="string">
            <text:p>0.22-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0</text:p>
          </table:table-cell>
          <table:table-cell/>
          <table:table-cell table:formula="of:=[.D270]&amp;&quot;  --  &quot;&amp;[.E270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DAM</text:p>
          </table:table-cell>
          <table:table-cell table:style-name="ce34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34"/>
          <table:table-cell table:style-name="ce34" office:value-type="float" office:value="2.1" calcext:value-type="float">
            <text:p>2.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2</text:p>
          </table:table-cell>
          <table:table-cell/>
          <table:table-cell table:formula="of:=[.D271]&amp;&quot;  --  &quot;&amp;[.E271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VM</text:p>
          </table:table-cell>
          <table:table-cell table:style-name="ce34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9</text:p>
          </table:table-cell>
          <table:table-cell/>
          <table:table-cell table:formula="of:=[.D272]&amp;&quot;  --  &quot;&amp;[.E272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S</text:p>
          </table:table-cell>
          <table:table-cell table:style-name="ce34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273]&amp;&quot;  --  &quot;&amp;[.E273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X</text:p>
          </table:table-cell>
          <table:table-cell table:style-name="ce34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-4</text:p>
          </table:table-cell>
          <table:table-cell/>
          <table:table-cell table:formula="of:=[.D274]&amp;&quot;  --  &quot;&amp;[.E274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M</text:p>
          </table:table-cell>
          <table:table-cell table:style-name="ce34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275]&amp;&quot;  --  &quot;&amp;[.E275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M</text:p>
          </table:table-cell>
          <table:table-cell table:style-name="ce34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7</text:p>
          </table:table-cell>
          <table:table-cell/>
          <table:table-cell table:formula="of:=[.D276]&amp;&quot;  --  &quot;&amp;[.E276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MM</text:p>
          </table:table-cell>
          <table:table-cell table:style-name="ce34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277]&amp;&quot;  --  &quot;&amp;[.E277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M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278]&amp;&quot;  --  &quot;&amp;[.E278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B</text:p>
          </table:table-cell>
          <table:table-cell table:style-name="ce34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279]&amp;&quot;  --  &quot;&amp;[.E279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B</text:p>
          </table:table-cell>
          <table:table-cell table:style-name="ce34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7</text:p>
          </table:table-cell>
          <table:table-cell/>
          <table:table-cell table:formula="of:=[.D280]&amp;&quot;  --  &quot;&amp;[.E280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MB</text:p>
          </table:table-cell>
          <table:table-cell table:style-name="ce34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281]&amp;&quot;  --  &quot;&amp;[.E281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MB</text:p>
          </table:table-cell>
          <table:table-cell table:style-name="ce34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1</text:p>
          </table:table-cell>
          <table:table-cell/>
          <table:table-cell table:formula="of:=[.D282]&amp;&quot;  --  &quot;&amp;[.E282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MD</text:p>
          </table:table-cell>
          <table:table-cell table:style-name="ce34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1</text:p>
          </table:table-cell>
          <table:table-cell/>
          <table:table-cell table:formula="of:=[.D283]&amp;&quot;  --  &quot;&amp;[.E283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RD(DAR)</text:p>
          </table:table-cell>
          <table:table-cell table:style-name="ce34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MD</text:p>
          </table:table-cell>
          <table:table-cell table:style-name="ce34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285]&amp;&quot;  --  &quot;&amp;[.E285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RD</text:p>
          </table:table-cell>
          <table:table-cell table:style-name="ce34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S</text:p>
          </table:table-cell>
          <table:table-cell table:style-name="ce34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87]&amp;&quot;  --  &quot;&amp;[.E287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ZS</text:p>
          </table:table-cell>
          <table:table-cell table:style-name="ce34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OS</text:p>
          </table:table-cell>
          <table:table-cell table:style-name="ce34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89]&amp;&quot;  --  &quot;&amp;[.E289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CS</text:p>
          </table:table-cell>
          <table:table-cell table:style-name="ce34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LS</text:p>
          </table:table-cell>
          <table:table-cell table:style-name="ce34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1]&amp;&quot;  --  &quot;&amp;[.E291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LE</text:p>
          </table:table-cell>
          <table:table-cell table:style-name="ce34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HI</text:p>
          </table:table-cell>
          <table:table-cell table:style-name="ce34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3</text:p>
          </table:table-cell>
          <table:table-cell/>
          <table:table-cell table:formula="of:=[.D293]&amp;&quot;  --  &quot;&amp;[.E293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R</text:p>
          </table:table-cell>
          <table:table-cell table:style-name="ce34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94]&amp;&quot;  --  &quot;&amp;[.E294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ZR</text:p>
          </table:table-cell>
          <table:table-cell table:style-name="ce34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OR</text:p>
          </table:table-cell>
          <table:table-cell table:style-name="ce34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6]&amp;&quot;  --  &quot;&amp;[.E296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CR</text:p>
          </table:table-cell>
          <table:table-cell table:style-name="ce34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GE</text:p>
          </table:table-cell>
          <table:table-cell table:style-name="ce34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8]&amp;&quot;  --  &quot;&amp;[.E298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GT</text:p>
          </table:table-cell>
          <table:table-cell table:style-name="ce34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H</text:p>
          </table:table-cell>
          <table:table-cell table:style-name="ce34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3</text:p>
          </table:table-cell>
          <table:table-cell/>
          <table:table-cell table:formula="of:=[.D300]&amp;&quot;  --  &quot;&amp;[.E300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SBM</text:p>
          </table:table-cell>
          <table:table-cell table:style-name="ce34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/>
          <table:table-cell table:style-name="ce34" table:number-columns-repeated="3"/>
          <table:table-cell table:style-name="ce34" office:value-type="string" calcext:value-type="string">
            <text:p>9-99</text:p>
          </table:table-cell>
          <table:table-cell/>
          <table:table-cell table:formula="of:=[.D301]&amp;&quot;  --  &quot;&amp;[.E301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MD</text:p>
          </table:table-cell>
          <table:table-cell table:style-name="ce34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02]&amp;&quot;  --  &quot;&amp;[.E302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RD</text:p>
          </table:table-cell>
          <table:table-cell table:style-name="ce34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303]&amp;&quot;  --  &quot;&amp;[.E303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LM</text:p>
          </table:table-cell>
          <table:table-cell table:style-name="ce34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1</text:p>
          </table:table-cell>
          <table:table-cell/>
          <table:table-cell table:formula="of:=[.D304]&amp;&quot;  --  &quot;&amp;[.E304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LMD</text:p>
          </table:table-cell>
          <table:table-cell table:style-name="ce34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TMD</text:p>
          </table:table-cell>
          <table:table-cell table:style-name="ce34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306]&amp;&quot;  --  &quot;&amp;[.E306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MD</text:p>
          </table:table-cell>
          <table:table-cell table:style-name="ce34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07]&amp;&quot;  --  &quot;&amp;[.E307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D</text:p>
          </table:table-cell>
          <table:table-cell table:style-name="ce34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M</text:p>
          </table:table-cell>
          <table:table-cell table:style-name="ce34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309]&amp;&quot;  --  &quot;&amp;[.E309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M</text:p>
          </table:table-cell>
          <table:table-cell table:style-name="ce34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8</text:p>
          </table:table-cell>
          <table:table-cell/>
          <table:table-cell table:formula="of:=[.D310]&amp;&quot;  --  &quot;&amp;[.E310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SM</text:p>
          </table:table-cell>
          <table:table-cell table:style-name="ce34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311]&amp;&quot;  --  &quot;&amp;[.E311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S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312]&amp;&quot;  --  &quot;&amp;[.E312]" office:value-type="string" office:string-value="CRS  --  Compare Register with Memory        " calcext:value-type="string">
            <text:p>CRS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B</text:p>
          </table:table-cell>
          <table:table-cell table:style-name="ce34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313]&amp;&quot;  --  &quot;&amp;[.E313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B</text:p>
          </table:table-cell>
          <table:table-cell table:style-name="ce34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14]&amp;&quot;  --  &quot;&amp;[.E314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SB</text:p>
          </table:table-cell>
          <table:table-cell table:style-name="ce34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315]&amp;&quot;  --  &quot;&amp;[.E315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SB</text:p>
          </table:table-cell>
          <table:table-cell table:style-name="ce34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2</text:p>
          </table:table-cell>
          <table:table-cell/>
          <table:table-cell table:formula="of:=[.D316]&amp;&quot;  --  &quot;&amp;[.E316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M</text:p>
          </table:table-cell>
          <table:table-cell table:style-name="ce34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5</text:p>
          </table:table-cell>
          <table:table-cell/>
          <table:table-cell table:formula="of:=[.D317]&amp;&quot;  --  &quot;&amp;[.E317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M</text:p>
          </table:table-cell>
          <table:table-cell table:style-name="ce34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18]&amp;&quot;  --  &quot;&amp;[.E318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XM</text:p>
          </table:table-cell>
          <table:table-cell table:style-name="ce34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319]&amp;&quot;  --  &quot;&amp;[.E319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X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2</text:p>
          </table:table-cell>
          <table:table-cell/>
          <table:table-cell table:formula="of:=[.D320]&amp;&quot;  --  &quot;&amp;[.E320]" office:value-type="string" office:string-value="CRX  --  Compare Register with Memory        " calcext:value-type="string">
            <text:p>CRX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B</text:p>
          </table:table-cell>
          <table:table-cell table:style-name="ce34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5</text:p>
          </table:table-cell>
          <table:table-cell/>
          <table:table-cell table:formula="of:=[.D321]&amp;&quot;  --  &quot;&amp;[.E321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B</text:p>
          </table:table-cell>
          <table:table-cell table:style-name="ce34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22]&amp;&quot;  --  &quot;&amp;[.E322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XB</text:p>
          </table:table-cell>
          <table:table-cell table:style-name="ce34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323]&amp;&quot;  --  &quot;&amp;[.E323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XB</text:p>
          </table:table-cell>
          <table:table-cell table:style-name="ce34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3</text:p>
          </table:table-cell>
          <table:table-cell/>
          <table:table-cell table:formula="of:=[.D324]&amp;&quot;  --  &quot;&amp;[.E324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</text:p>
          </table:table-cell>
          <table:table-cell table:style-name="ce34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25]&amp;&quot;  --  &quot;&amp;[.E325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M</text:p>
          </table:table-cell>
          <table:table-cell table:style-name="ce34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326]&amp;&quot;  --  &quot;&amp;[.E326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</text:p>
          </table:table-cell>
          <table:table-cell table:style-name="ce34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327]&amp;&quot;  --  &quot;&amp;[.E327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M</text:p>
          </table:table-cell>
          <table:table-cell table:style-name="ce34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328]&amp;&quot;  --  &quot;&amp;[.E328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M</text:p>
          </table:table-cell>
          <table:table-cell table:style-name="ce34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29]&amp;&quot;  --  &quot;&amp;[.E329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M</text:p>
          </table:table-cell>
          <table:table-cell table:style-name="ce34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</text:p>
          </table:table-cell>
          <table:table-cell/>
          <table:table-cell table:formula="of:=[.D330]&amp;&quot;  --  &quot;&amp;[.E330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M</text:p>
          </table:table-cell>
          <table:table-cell table:style-name="ce34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31]&amp;&quot;  --  &quot;&amp;[.E331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M</text:p>
          </table:table-cell>
          <table:table-cell table:style-name="ce34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32]&amp;&quot;  --  &quot;&amp;[.E332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RU</text:p>
          </table:table-cell>
          <table:table-cell table:style-name="ce34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03</text:p>
          </table:table-cell>
          <table:table-cell/>
          <table:table-cell table:formula="of:=[.D333]&amp;&quot;  --  &quot;&amp;[.E333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I</text:p>
          </table:table-cell>
          <table:table-cell table:style-name="ce34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ES</text:p>
          </table:table-cell>
          <table:table-cell table:style-name="ce34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ES</text:p>
          </table:table-cell>
          <table:table-cell table:style-name="ce34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ES</text:p>
          </table:table-cell>
          <table:table-cell table:style-name="ce34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IES</text:p>
          </table:table-cell>
          <table:table-cell table:style-name="ce34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I</text:p>
          </table:table-cell>
          <table:table-cell table:style-name="ce34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I</text:p>
          </table:table-cell>
          <table:table-cell table:style-name="ce34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I</text:p>
          </table:table-cell>
          <table:table-cell table:style-name="ce34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5.4" calcext:value-type="float">
            <text:p>5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EPMD</text:p>
          </table:table-cell>
          <table:table-cell table:style-name="ce34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Z</text:p>
          </table:table-cell>
          <table:table-cell table:style-name="ce34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ZD</text:p>
          </table:table-cell>
          <table:table-cell table:style-name="ce34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XPMD</text:p>
          </table:table-cell>
          <table:table-cell table:style-name="ce34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34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IL</text:p>
          </table:table-cell>
          <table:table-cell table:style-name="ce34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DL</text:p>
          </table:table-cell>
          <table:table-cell table:style-name="ce34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lD</text:p>
          </table:table-cell>
          <table:table-cell table:style-name="ce34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DD</text:p>
          </table:table-cell>
          <table:table-cell table:style-name="ce34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I</text:p>
          </table:table-cell>
          <table:table-cell table:style-name="ce34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350]&amp;&quot;  --  &quot;&amp;[.E350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I</text:p>
          </table:table-cell>
          <table:table-cell table:style-name="ce34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51]&amp;&quot;  --  &quot;&amp;[.E351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ETI</text:p>
          </table:table-cell>
          <table:table-cell table:style-name="ce34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352]&amp;&quot;  --  &quot;&amp;[.E352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ETI</text:p>
          </table:table-cell>
          <table:table-cell table:style-name="ce34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6</text:p>
          </table:table-cell>
          <table:table-cell/>
          <table:table-cell table:formula="of:=[.D353]&amp;&quot;  --  &quot;&amp;[.E353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RI</text:p>
          </table:table-cell>
          <table:table-cell table:style-name="ce34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354]&amp;&quot;  --  &quot;&amp;[.E354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ORI</text:p>
          </table:table-cell>
          <table:table-cell table:style-name="ce34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71</text:p>
          </table:table-cell>
          <table:table-cell/>
          <table:table-cell table:formula="of:=[.D355]&amp;&quot;  --  &quot;&amp;[.E355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XOI</text:p>
          </table:table-cell>
          <table:table-cell table:style-name="ce34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6</text:p>
          </table:table-cell>
          <table:table-cell/>
          <table:table-cell table:formula="of:=[.D356]&amp;&quot;  --  &quot;&amp;[.E356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XOI</text:p>
          </table:table-cell>
          <table:table-cell table:style-name="ce34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57]&amp;&quot;  --  &quot;&amp;[.E357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I</text:p>
          </table:table-cell>
          <table:table-cell table:style-name="ce34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58]&amp;&quot;  --  &quot;&amp;[.E358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</text:p>
          </table:table-cell>
          <table:table-cell table:style-name="ce34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2</text:p>
          </table:table-cell>
          <table:table-cell/>
          <table:table-cell table:formula="of:=[.D359]&amp;&quot;  --  &quot;&amp;[.E359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D</text:p>
          </table:table-cell>
          <table:table-cell table:style-name="ce34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Q</text:p>
          </table:table-cell>
          <table:table-cell table:style-name="ce34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I</text:p>
          </table:table-cell>
          <table:table-cell table:style-name="ce34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62]&amp;&quot;  --  &quot;&amp;[.E362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I</text:p>
          </table:table-cell>
          <table:table-cell table:style-name="ce34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63]&amp;&quot;  --  &quot;&amp;[.E363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</text:p>
          </table:table-cell>
          <table:table-cell table:style-name="ce34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64]&amp;&quot;  --  &quot;&amp;[.E364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S</text:p>
          </table:table-cell>
          <table:table-cell table:style-name="ce34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65]&amp;&quot;  --  &quot;&amp;[.E365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</text:p>
          </table:table-cell>
          <table:table-cell table:style-name="ce34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6</text:p>
          </table:table-cell>
          <table:table-cell/>
          <table:table-cell table:formula="of:=[.D366]&amp;&quot;  --  &quot;&amp;[.E366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S</text:p>
          </table:table-cell>
          <table:table-cell table:style-name="ce34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1</text:p>
          </table:table-cell>
          <table:table-cell/>
          <table:table-cell table:formula="of:=[.D367]&amp;&quot;  --  &quot;&amp;[.E367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S</text:p>
          </table:table-cell>
          <table:table-cell table:style-name="ce34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68]&amp;&quot;  --  &quot;&amp;[.E368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S</text:p>
          </table:table-cell>
          <table:table-cell table:style-name="ce34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69]&amp;&quot;  --  &quot;&amp;[.E369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S</text:p>
          </table:table-cell>
          <table:table-cell table:style-name="ce34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70]&amp;&quot;  --  &quot;&amp;[.E370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T</text:p>
          </table:table-cell>
          <table:table-cell table:style-name="ce34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71]&amp;&quot;  --  &quot;&amp;[.E371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P</text:p>
          </table:table-cell>
          <table:table-cell table:style-name="ce34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3</text:p>
          </table:table-cell>
          <table:table-cell/>
          <table:table-cell table:formula="of:=[.D372]&amp;&quot;  --  &quot;&amp;[.E372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</text:p>
          </table:table-cell>
          <table:table-cell table:style-name="ce34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1</text:p>
          </table:table-cell>
          <table:table-cell/>
          <table:table-cell table:formula="of:=[.D373]&amp;&quot;  --  &quot;&amp;[.E373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X</text:p>
          </table:table-cell>
          <table:table-cell table:style-name="ce34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74]&amp;&quot;  --  &quot;&amp;[.E374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</text:p>
          </table:table-cell>
          <table:table-cell table:style-name="ce34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6</text:p>
          </table:table-cell>
          <table:table-cell/>
          <table:table-cell table:formula="of:=[.D375]&amp;&quot;  --  &quot;&amp;[.E375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X</text:p>
          </table:table-cell>
          <table:table-cell table:style-name="ce34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1</text:p>
          </table:table-cell>
          <table:table-cell/>
          <table:table-cell table:formula="of:=[.D376]&amp;&quot;  --  &quot;&amp;[.E376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X</text:p>
          </table:table-cell>
          <table:table-cell table:style-name="ce34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77]&amp;&quot;  --  &quot;&amp;[.E377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X</text:p>
          </table:table-cell>
          <table:table-cell table:style-name="ce34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78]&amp;&quot;  --  &quot;&amp;[.E378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TX</text:p>
          </table:table-cell>
          <table:table-cell table:style-name="ce34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379]&amp;&quot;  --  &quot;&amp;[.E379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X</text:p>
          </table:table-cell>
          <table:table-cell table:style-name="ce34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80]&amp;&quot;  --  &quot;&amp;[.E380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RX</text:p>
          </table:table-cell>
          <table:table-cell table:style-name="ce34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03</text:p>
          </table:table-cell>
          <table:table-cell/>
          <table:table-cell table:formula="of:=[.D381]&amp;&quot;  --  &quot;&amp;[.E381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NOP</text:p>
          </table:table-cell>
          <table:table-cell table:style-name="ce34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34" table:number-columns-repeated="7"/>
          <table:table-cell table:style-name="ce34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32" table:number-columns-repeated="3"/>
          <table:table-cell table:style-name="ce36"/>
          <table:table-cell table:style-name="ce32"/>
          <table:table-cell table:style-name="ce44" table:number-columns-repeated="2"/>
          <table:table-cell table:style-name="ce32" table:number-columns-repeated="3"/>
          <table:table-cell table:style-name="ce34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emory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emory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of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interface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i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Note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ecution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(Microseconds)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Op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74" calcext:value-type="float">
            <text:p>7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6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7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8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85" calcext:value-type="float">
            <text:p>85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81" calcext:value-type="float">
            <text:p>8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62" calcext:value-type="float">
            <text:p>6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72" calcext:value-type="float">
            <text:p>7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5" calcext:value-type="float">
            <text:p>95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1" calcext:value-type="float">
            <text:p>9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9D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3" calcext:value-type="float">
            <text:p>9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ansfer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ansfer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5" table:number-columns-repeated="4"/>
          <table:table-cell table:style-name="ce45" table:number-columns-repeated="2"/>
          <table:table-cell table:style-name="ce35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B8:Sheet2.O382">
          <table:sort>
            <table:sort-by table:field-number="4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08:40:52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5-31T20:48:10.838000000</dc:date>
    <meta:editing-duration>P4DT27M7S</meta:editing-duration>
    <meta:editing-cycles>59</meta:editing-cycles>
    <meta:generator>LibreOffice/7.5.4.2$Windows_X86_64 LibreOffice_project/36ccfdc35048b057fd9854c757a8b67ec53977b6</meta:generator>
    <meta:document-statistic meta:table-count="2" meta:cell-count="8479" meta:object-count="0"/>
  </office:meta>
</office:document-meta>
</file>